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21"/>
        <table:table-column table:style-name="co6" table:default-cell-style-name="ce14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responda todas las preguntas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3:.D3])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correctitud de las preguntas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4:.D4])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clase Canción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table:formula="of:=SUM([.B5:.D5])" office:value-type="float" office:value="9.4" calcext:value-type="float">
            <text:p>9,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AR FELIPE LOPEZ SALAS</text:p>
          </table:table-cell>
          <table:table-cell table:number-columns-repeated="3"/>
          <table:table-cell table:formula="of:=SUM([.B6:.D6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table:formula="of:=SUM([.B7:.D7])" office:value-type="float" office:value="9.8" calcext:value-type="float">
            <text:p>9,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8:.D8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table:style-name="ce17" office:value-type="float" office:value="1.85" calcext:value-type="float">
            <text:p>1,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9:.D9])" office:value-type="float" office:value="9.85" calcext:value-type="float">
            <text:p>9,8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10:.D10])" office:value-type="float" office:value="9" calcext:value-type="float">
            <text:p>9</text:p>
          </table:table-cell>
          <table:table-cell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1:.D11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formula="of:=SUM([.B12:.D12])" office:value-type="float" office:value="9.5" calcext:value-type="float">
            <text:p>9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D13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4:.D1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table:number-columns-repeated="3"/>
          <table:table-cell table:formula="of:=SUM([.B15:.D1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6:.D16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 LOPEZ VALLECILL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7:.D17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table:formula="of:=SUM([.B18:.D18])" office:value-type="float" office:value="9.6" calcext:value-type="float">
            <text:p>9,6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9:.D19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0:.D20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INA GARCIA HERNANDEZ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1:.D2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2:.D22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3:.D23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4:.D2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-0.15 por pregunta en parte a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-0.2 por pregunta en parte b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8:58:53.8921151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3T19:12:42.740093716</dc:date>
    <meta:editing-duration>PT49M47S</meta:editing-duration>
    <meta:editing-cycles>5</meta:editing-cycles>
    <meta:generator>LibreOffice/6.4.4.2$Linux_X86_64 LibreOffice_project/40$Build-2</meta:generator>
    <meta:document-statistic meta:table-count="1" meta:cell-count="143" meta:object-count="0"/>
  </office:meta>
</office:document-meta>
</file>